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768H52M12.341051001S" calcext:value-type="time">
            <text:p>1768:52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/>
          <table:table-cell table:formula="of:=IF([.G350]-[.F350] &gt; 0; [.G350]-[.F350]; 0)" office:value-type="time" office:time-value="PT00H00M00S" calcext:value-type="time">
            <text:p>00:00</text:p>
          </table:table-cell>
          <table:table-cell table:formula="of:=[.D350]+[.H350]" office:value-type="time" office:time-value="PT04H00M03.943S" calcext:value-type="time">
            <text:p>04:00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51]-[.B351] &gt; 0; [.C351]-[.B3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1]-[.F351] &gt; 0; [.G351]-[.F351]; 0)" office:value-type="time" office:time-value="PT00H00M00S" calcext:value-type="time">
            <text:p>00:00</text:p>
          </table:table-cell>
          <table:table-cell table:formula="of:=[.D351]+[.H3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2]-[.B352] &gt; 0; [.C352]-[.B3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2]-[.F352] &gt; 0; [.G352]-[.F352]; 0)" office:value-type="time" office:time-value="PT00H00M00S" calcext:value-type="time">
            <text:p>00:00</text:p>
          </table:table-cell>
          <table:table-cell table:formula="of:=[.D352]+[.H3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11H50M34.235S" calcext:value-type="time">
            <text:p>11:5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4">00/00/0000</text:date>, <text:time style:data-style-name="N2" text:time-value="08:00:22.20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24T15:09:46.892000000</dc:date>
    <meta:editing-duration>P79DT9H31M28S</meta:editing-duration>
    <meta:editing-cycles>2094</meta:editing-cycles>
    <meta:generator>LibreOffice/7.2.6.2$Windows_X86_64 LibreOffice_project/b0ec3a565991f7569a5a7f5d24fed7f52653d754</meta:generator>
    <dc:creator>Benjamin Laws</dc:creator>
    <meta:document-statistic meta:table-count="2" meta:cell-count="2574" meta:object-count="0"/>
  </office:meta>
</office:document-meta>
</file>